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Gotham Book" svg:font-family="'Gotham Book'"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0a8116" officeooo:paragraph-rsid="000a8116"/>
    </style:style>
    <style:style style:name="P2" style:family="paragraph" style:parent-style-name="Text_20_body">
      <style:text-properties officeooo:rsid="000fcc4b" officeooo:paragraph-rsid="000fcc4b"/>
    </style:style>
    <style:style style:name="P3" style:family="paragraph" style:parent-style-name="Text_20_body">
      <style:paragraph-properties fo:text-align="center" style:justify-single-word="false"/>
      <style:text-properties officeooo:rsid="000df119" officeooo:paragraph-rsid="0019a8d3"/>
    </style:style>
    <style:style style:name="P4" style:family="paragraph" style:parent-style-name="Text_20_body">
      <style:paragraph-properties fo:text-align="justify" style:justify-single-word="false"/>
      <style:text-properties officeooo:rsid="000cb398" officeooo:paragraph-rsid="00160510"/>
    </style:style>
    <style:style style:name="P5" style:family="paragraph" style:parent-style-name="Text_20_body">
      <style:paragraph-properties fo:text-align="justify" style:justify-single-word="false"/>
      <style:text-properties officeooo:rsid="001829b6" officeooo:paragraph-rsid="001829b6"/>
    </style:style>
    <style:style style:name="P6" style:family="paragraph" style:parent-style-name="Text_20_body">
      <style:text-properties officeooo:rsid="0007eac1" officeooo:paragraph-rsid="001c83dc"/>
    </style:style>
    <style:style style:name="P7" style:family="paragraph" style:parent-style-name="Text_20_body">
      <style:paragraph-properties fo:text-align="justify" style:justify-single-word="false"/>
      <style:text-properties officeooo:rsid="0007eac1" officeooo:paragraph-rsid="0007eac1"/>
    </style:style>
    <style:style style:name="P8" style:family="paragraph" style:parent-style-name="Text_20_body">
      <style:text-properties officeooo:rsid="0007eac1" officeooo:paragraph-rsid="0007eac1"/>
    </style:style>
    <style:style style:name="P9" style:family="paragraph" style:parent-style-name="Text_20_body">
      <style:paragraph-properties fo:text-align="justify" style:justify-single-word="false"/>
      <style:text-properties officeooo:rsid="00226cf3" officeooo:paragraph-rsid="00226cf3"/>
    </style:style>
    <style:style style:name="P10" style:family="paragraph" style:parent-style-name="Text_20_body">
      <style:paragraph-properties fo:text-align="justify" style:justify-single-word="false"/>
      <style:text-properties officeooo:rsid="0010f2ad" officeooo:paragraph-rsid="0010f2ad"/>
    </style:style>
    <style:style style:name="P11" style:family="paragraph" style:parent-style-name="Text_20_body">
      <style:paragraph-properties fo:text-align="center" style:justify-single-word="false"/>
      <style:text-properties officeooo:rsid="0023e1a5" officeooo:paragraph-rsid="0023e1a5"/>
    </style:style>
    <style:style style:name="P12" style:family="paragraph" style:parent-style-name="Text_20_body">
      <style:paragraph-properties fo:text-align="justify" style:justify-single-word="false"/>
      <style:text-properties officeooo:rsid="00252873" officeooo:paragraph-rsid="00252873"/>
    </style:style>
    <style:style style:name="P13" style:family="paragraph" style:parent-style-name="Standard">
      <style:paragraph-properties fo:text-align="justify" style:justify-single-word="false"/>
      <style:text-properties officeooo:paragraph-rsid="00153dd4"/>
    </style:style>
    <style:style style:name="P14" style:family="paragraph" style:parent-style-name="Standard">
      <style:paragraph-properties fo:text-align="justify" style:justify-single-word="false"/>
      <style:text-properties style:font-name="Liberation Serif" fo:font-style="italic" officeooo:paragraph-rsid="00252873" style:font-style-asian="italic" style:font-style-complex="italic"/>
    </style:style>
    <style:style style:name="P15" style:family="paragraph" style:parent-style-name="Standard">
      <style:paragraph-properties fo:margin-left="0cm" fo:margin-right="0cm" fo:text-indent="0cm" style:auto-text-indent="false"/>
      <style:text-properties officeooo:paragraph-rsid="001829b6"/>
    </style:style>
    <style:style style:name="P16" style:family="paragraph" style:parent-style-name="Standard">
      <style:paragraph-properties fo:margin-left="0cm" fo:margin-right="0cm" fo:text-indent="0cm" style:auto-text-indent="false"/>
      <style:text-properties officeooo:rsid="000cb398" officeooo:paragraph-rsid="001829b6"/>
    </style:style>
    <style:style style:name="P17" style:family="paragraph" style:parent-style-name="Standard">
      <style:paragraph-properties fo:margin-left="0cm" fo:margin-right="0cm" fo:text-indent="0cm" style:auto-text-indent="false"/>
      <style:text-properties officeooo:rsid="00252873" officeooo:paragraph-rsid="00252873"/>
    </style:style>
    <style:style style:name="P18" style:family="paragraph" style:parent-style-name="List_20_Paragraph">
      <style:paragraph-properties fo:margin-left="0cm" fo:margin-right="0cm" fo:text-align="justify" style:justify-single-word="false" fo:text-indent="0cm" style:auto-text-indent="false"/>
      <style:text-properties style:font-name="Liberation Serif" fo:font-style="italic" officeooo:paragraph-rsid="00252873" style:font-style-asian="italic" style:font-style-complex="italic"/>
    </style:style>
    <style:style style:name="P19" style:family="paragraph" style:parent-style-name="Standard" style:list-style-name="WWNum1">
      <style:paragraph-properties fo:margin-left="1.27cm" fo:margin-right="0cm" fo:text-indent="-0.635cm" style:auto-text-indent="false"/>
      <style:text-properties officeooo:paragraph-rsid="001829b6"/>
    </style:style>
    <style:style style:name="P20" style:family="paragraph" style:parent-style-name="Text_20_body">
      <style:text-properties officeooo:rsid="0006d044" officeooo:paragraph-rsid="0006d044"/>
    </style:style>
    <style:style style:name="P21" style:family="paragraph" style:parent-style-name="Text_20_body">
      <style:text-properties officeooo:rsid="0027f7ec" officeooo:paragraph-rsid="0027f7ec" fo:background-color="#fff200"/>
    </style:style>
    <style:style style:name="P22" style:family="paragraph" style:parent-style-name="Text_20_body" style:list-style-name="L1">
      <style:paragraph-properties fo:margin-top="0cm" fo:margin-bottom="0cm" loext:contextual-spacing="false"/>
      <style:text-properties officeooo:rsid="001c83dc" officeooo:paragraph-rsid="001c83dc"/>
    </style:style>
    <style:style style:name="P23" style:family="paragraph" style:parent-style-name="Text_20_body" style:list-style-name="L1">
      <style:paragraph-properties fo:margin-top="0cm" fo:margin-bottom="0cm" loext:contextual-spacing="false"/>
      <style:text-properties officeooo:rsid="0007eac1" officeooo:paragraph-rsid="001c83dc"/>
    </style:style>
    <style:style style:name="P24" style:family="paragraph" style:parent-style-name="Text_20_body" style:list-style-name="L1">
      <style:paragraph-properties fo:margin-top="0cm" fo:margin-bottom="0cm" loext:contextual-spacing="false"/>
      <style:text-properties officeooo:rsid="001e47f8" officeooo:paragraph-rsid="001c83dc"/>
    </style:style>
    <style:style style:name="P25" style:family="paragraph" style:parent-style-name="Text_20_body" style:list-style-name="L1">
      <style:paragraph-properties fo:margin-top="0cm" fo:margin-bottom="0cm" loext:contextual-spacing="false"/>
      <style:text-properties officeooo:rsid="00226cf3" officeooo:paragraph-rsid="00226cf3"/>
    </style:style>
    <style:style style:name="P26" style:family="paragraph" style:parent-style-name="Heading_20_1">
      <style:text-properties officeooo:rsid="0006d044" officeooo:paragraph-rsid="0006d044"/>
    </style:style>
    <style:style style:name="P27" style:family="paragraph" style:parent-style-name="Heading_20_1">
      <style:text-properties officeooo:rsid="0008df84" officeooo:paragraph-rsid="0008df84"/>
    </style:style>
    <style:style style:name="P28" style:family="paragraph" style:parent-style-name="List_20_Paragraph" style:list-style-name="WWNum5">
      <style:paragraph-properties fo:text-align="justify" style:justify-single-word="false"/>
      <style:text-properties style:font-name="Liberation Serif" fo:font-style="italic" officeooo:paragraph-rsid="00252873" style:font-style-asian="italic" style:font-style-complex="italic"/>
    </style:style>
    <style:style style:name="P29" style:family="paragraph" style:parent-style-name="List_20_Paragraph" style:list-style-name="WWNum6">
      <style:paragraph-properties fo:text-align="justify" style:justify-single-word="false"/>
      <style:text-properties style:font-name="Liberation Serif" fo:font-style="italic" officeooo:paragraph-rsid="00252873" style:font-style-asian="italic" style:font-style-complex="italic"/>
    </style:style>
    <style:style style:name="P30" style:family="paragraph">
      <style:paragraph-properties fo:margin-left="0cm" fo:margin-right="0cm" fo:margin-top="0cm" fo:margin-bottom="0cm" fo:line-height="100%" fo:text-align="center" fo:text-indent="0cm"/>
    </style:style>
    <style:style style:name="P31" style:family="paragraph">
      <loext:graphic-properties draw:fill="solid" draw:fill-color="#fffbc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07eac1"/>
    </style:style>
    <style:style style:name="T2" style:family="text">
      <style:text-properties officeooo:rsid="00139d22"/>
    </style:style>
    <style:style style:name="T3" style:family="text">
      <style:text-properties fo:font-weight="bold" officeooo:rsid="00139d22" style:font-weight-asian="bold" style:font-weight-complex="bold"/>
    </style:style>
    <style:style style:name="T4" style:family="text">
      <style:text-properties officeooo:rsid="00153dd4"/>
    </style:style>
    <style:style style:name="T5" style:family="text">
      <style:text-properties officeooo:rsid="001829b6"/>
    </style:style>
    <style:style style:name="T6" style:family="text">
      <style:text-properties officeooo:rsid="001bb10b"/>
    </style:style>
    <style:style style:name="T7" style:family="text">
      <style:text-properties officeooo:rsid="001c83dc"/>
    </style:style>
    <style:style style:name="T8" style:family="text">
      <style:text-properties officeooo:rsid="00200e1b"/>
    </style:style>
    <style:style style:name="T9" style:family="text">
      <style:text-properties officeooo:rsid="00252873"/>
    </style:style>
    <style:style style:name="T10" style:family="text">
      <style:text-properties officeooo:rsid="002562b1"/>
    </style:style>
    <style:style style:name="T11" style:family="text">
      <style:text-properties officeooo:rsid="002a74a2"/>
    </style:style>
    <style:style style:name="T12"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center" style:horizontal-rel="paragraph" draw:wrap-influence-on-position="once-concurrent" style:flow-with-text="false"/>
    </style:style>
    <style:style style:name="gr2" style:family="graphic">
      <style:graphic-properties draw:stroke="solid" svg:stroke-width="0cm" svg:stroke-color="#3465a4" draw:marker-start="" draw:marker-start-width="0.199cm" draw:marker-start-center="false" draw:marker-end="" draw:marker-end-width="0.199cm" draw:marker-end-center="false" draw:fill="solid" draw:fill-color="#fffbcc" draw:textarea-horizontal-align="justify" draw:textarea-vertical-align="middle" draw:auto-grow-height="false" fo:min-height="1.547cm" fo:min-width="2.734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3465a4" draw:marker-start="" draw:marker-start-width="0.199cm" draw:marker-start-center="false" draw:marker-end="" draw:marker-end-width="0.199cm" draw:marker-end-center="false" draw:fill="solid" draw:fill-color="#fffbcc" draw:textarea-horizontal-align="justify" draw:textarea-vertical-align="middle" draw:auto-grow-height="false" fo:min-height="1.547cm" fo:min-width="2.736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Arrow" draw:marker-start-width="0.305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PR Tracker</text:p>
      <text:p text:style-name="Subtitle"><text:span text:style-name="T1">S</text:span>ystem <text:span text:style-name="T1">D</text:span>esign</text:p>
      <text:p text:style-name="P11">Draft 0.1</text:p>
      <text:h text:style-name="Heading_20_1" text:outline-level="1">Introduction</text:h>
      <text:p text:style-name="P12">This document is about a planned GPR tracking and planning software and part of a contract between CatSurveys Ltd and the Department of Geodesy and Surveying of the Budapest University of Technology and Economics.</text:p>
      <text:h text:style-name="P26" text:outline-level="1">Requirements</text:h>
      <text:p text:style-name="P8"><text:span text:style-name="T9">T</text:span>he scope given by CatSurveys. <text:span text:style-name="T9">This section is the copy of the scope_for_software_development document-</text:span></text:p>
      <text:p text:style-name="P14">Software description</text:p>
      <text:p text:style-name="P14">We are looking to create a program which can help us position on site in real time, and track coverage with the GPR antenna. Desired, is the possibility of using for survey planning and the ability to apply this as a general software platform for all GPR users.</text:p>
      <text:p text:style-name="P14">Main functions of the software</text:p>
      <text:list xml:id="list3776625314" text:style-name="WWNum5">
        <text:list-item>
          <text:p text:style-name="P28">Showing our position live, against a map background (Bing, google earth, etc.)</text:p>
        </text:list-item>
        <text:list-item>
          <text:p text:style-name="P28">Showing moving trajectory</text:p>
          <text:list>
            <text:list-item>
              <text:p text:style-name="P28">This should be an arrow pointing in the direction the vehicle is moving, based on the trajectory of the last few points recorded. This could be an indication if we are moving off track.</text:p>
            </text:list-item>
          </text:list>
        </text:list-item>
        <text:list-item>
          <text:p text:style-name="P28">Adjustable coverage width, shown on screen. This would be due to antenna width selection<text:bookmark text:name="_GoBack"/></text:p>
        </text:list-item>
        <text:list-item>
          <text:p text:style-name="P28">Be able to create lines to follow on site, or load in from pre-planned data (CAD, kml etc.)</text:p>
          <text:list>
            <text:list-item>
              <text:p text:style-name="P28">This function should be both with drawing lines on a map background, or by recording lines on site, by driving, and using those lines to create parallels.</text:p>
            </text:list-item>
          </text:list>
        </text:list-item>
        <text:list-item>
          <text:p text:style-name="P28">Warning if getting off track from planned lines or be able to track “parallels” from previous scans. Could include an audible warning as well as visual</text:p>
        </text:list-item>
      </text:list>
      <text:p text:style-name="P18"/>
      <text:p text:style-name="P18">Proposed phases of the program</text:p>
      <text:list xml:id="list197851071" text:style-name="WWNum6">
        <text:list-item>
          <text:p text:style-name="P29">Live tracking with width of the antenna against a map background</text:p>
        </text:list-item>
        <text:list-item>
          <text:p text:style-name="P29">Drawing in or importing in lines</text:p>
        </text:list-item>
        <text:list-item>
          <text:p text:style-name="P29">Trajectory and guidance</text:p>
        </text:list-item>
      </text:list>
      <text:h text:style-name="Heading_20_1" text:outline-level="1">Software and hardware background</text:h>
      <text:p text:style-name="P4">The target of the software development is a QGIS plug-in. A Python plug-in is planned to add the necessary functionality.</text:p>
      <text:p text:style-name="P13"><text:soft-page-break/><text:span text:style-name="T4">O</text:span>ur work is heavily based on available free software. Using free software rapid development can be achieved. There are many free software to display, handle and edit maps. QGIS is the market leader among these. It has many advantages:</text:p>
      <text:list xml:id="list3165632463" text:style-name="WWNum1">
        <text:list-item>
          <text:p text:style-name="P19">Full featured GIS software</text:p>
        </text:list-item>
        <text:list-item>
          <text:p text:style-name="P19">Platform independent (Windows, Linux and OSX)</text:p>
        </text:list-item>
        <text:list-item>
          <text:p text:style-name="P19">Extendable writing Python or C++ plug-in<text:span text:style-name="T5">s</text:span></text:p>
        </text:list-item>
        <text:list-item>
          <text:p text:style-name="P19">Supports international standard</text:p>
        </text:list-item>
      </text:list>
      <text:p text:style-name="P15"/>
      <text:p text:style-name="P16">Any hardware which can run QGIS 3.x is usable. Probably laptops and Windows tablets are the best for the field work. Android will not be supported.</text:p>
      <text:p text:style-name="P16">The GNSS (GPS) receiver must be able to send NMEA messages through a serial line (RS-232) or <text:span text:style-name="T9">B</text:span>luetooth to the computer. <text:span text:style-name="T9">For precise positioning an RTK ready GNSS receiver is necessary.</text:span></text:p>
      <text:p text:style-name="P17">Internet connection is necessary on the field if on-line background map (e.g. Google Maps, Bing, OSM, etc) is used.</text:p>
      <text:h text:style-name="Heading_20_1" text:outline-level="1">Workflow</text:h>
      <text:p text:style-name="P3"><draw:g text:anchor-type="paragraph" draw:z-index="0" draw:style-name="gr1"><draw:custom-shape draw:style-name="gr2" draw:text-style-name="P31" svg:width="3.236cm" svg:height="1.798cm" svg:x="4.794cm" svg:y="0.199cm"><text:p text:style-name="P30"><text:span text:style-name="T12">GNSS</text:span><text:span text:style-name="T12"><text:line-break/></text:span><text:span text:style-name="T12">receiver</text:span></text:p><draw:enhanced-geometry svg:viewBox="0 0 21600 21600" draw:type="rectangle" draw:enhanced-path="M 0 0 L 21600 0 21600 21600 0 21600 0 0 Z N"/></draw:custom-shape><draw:line draw:style-name="gr3" draw:text-style-name="P32" svg:x1="6.41cm" svg:y1="1.995cm" svg:x2="6.41cm" svg:y2="4.962cm"><text:p text:style-name="P30"><text:span text:style-name="T12">Serial line </text:span><text:span text:style-name="T12"><text:line-break/></text:span><text:span text:style-name="T12">Bluetooth</text:span></text:p></draw:line><draw:custom-shape draw:style-name="gr2" draw:text-style-name="P31" svg:width="3.236cm" svg:height="1.798cm" svg:x="4.794cm" svg:y="4.963cm"><text:p text:style-name="P30"><text:span text:style-name="T12">QGIS</text:span></text:p><draw:enhanced-geometry svg:viewBox="0 0 21600 21600" draw:type="rectangle" draw:enhanced-path="M 0 0 L 21600 0 21600 21600 0 21600 0 0 Z N"/></draw:custom-shape><draw:custom-shape draw:style-name="gr2" draw:text-style-name="P31" svg:width="3.236cm" svg:height="1.798cm" svg:x="4.794cm" svg:y="8.022cm"><text:p text:style-name="P30"><text:span text:style-name="T12">Planned</text:span><text:span text:style-name="T12"><text:line-break/></text:span><text:span text:style-name="T12">route</text:span></text:p><draw:enhanced-geometry svg:viewBox="0 0 21600 21600" draw:type="rectangle" draw:enhanced-path="M 0 0 L 21600 0 21600 21600 0 21600 0 0 Z N"/></draw:custom-shape><draw:custom-shape draw:style-name="gr4" draw:text-style-name="P31" svg:width="3.238cm" svg:height="1.798cm" svg:x="9.557cm" svg:y="4.963cm"><text:p text:style-name="P30"><text:span text:style-name="T12">Archive</text:span><text:span text:style-name="T12"><text:line-break/></text:span><text:span text:style-name="T12">track</text:span></text:p><draw:enhanced-geometry svg:viewBox="0 0 21600 21600" draw:type="rectangle" draw:enhanced-path="M 0 0 L 21600 0 21600 21600 0 21600 0 0 Z N"/></draw:custom-shape><draw:line draw:style-name="gr5" draw:text-style-name="P32" svg:x1="6.41cm" svg:y1="6.761cm" svg:x2="6.41cm" svg:y2="8.02cm"><text:p/></draw:line><draw:line draw:style-name="gr6" draw:text-style-name="P32" svg:x1="8.03cm" svg:y1="5.863cm" svg:x2="9.558cm" svg:y2="5.863cm"><text:p/></draw:line></draw:g>Data flow </text:p>
      <text:p text:style-name="P5">The GNSS receiver is set to send GGA message<text:span text:style-name="T6">s per second (or other reasonable time interval) to the computer through the serial line or Bluetooth connection. The plug-in adds the point to the archive track and refresh the track on the map, moves the map view if necessary to show the actual position near to the center of the view. If there is an active planned route the position is compared to the planned route.</text:span></text:p>
      <text:h text:style-name="Heading_20_1" text:outline-level="1"><text:soft-page-break/>User interface</text:h>
      <text:p text:style-name="P2">The user interface will be integrated into the QGIS GUI. Plug-in specific menu options, toolbar icons and dialog windows extend the base QGIS GUI using the Qt application framework.</text:p>
      <text:p text:style-name="P6"><text:span text:style-name="T7">Using the </text:span>Parameter settings <text:span text:style-name="T7">dialog the user can set the working environment. A</text:span>vailable parameters <text:span text:style-name="T7">are</text:span></text:p>
      <text:list xml:id="list2240178378" text:style-name="L1">
        <text:list-item>
          <text:p text:style-name="P22">Tracking on/off</text:p>
        </text:list-item>
        <text:list-item>
          <text:p text:style-name="P23">GPR width</text:p>
        </text:list-item>
        <text:list-item>
          <text:p text:style-name="P24">Layer for active track (optional, if not set no track drawn, saved)</text:p>
        </text:list-item>
        <text:list-item>
          <text:p text:style-name="P22">Layer for active route (optional, if not set no route is checked)</text:p>
        </text:list-item>
        <text:list-item>
          <text:p text:style-name="P25">Alarm on/off (if there is an active route)</text:p>
        </text:list-item>
        <text:list-item>
          <text:p text:style-name="P25">Alarm distance, distance limit from the active route)</text:p>
        </text:list-item>
        <text:list-item>
          <text:p text:style-name="P22">GNSS connection settings (e.g. COM1, Bluetooth address)</text:p>
        </text:list-item>
        <text:list-item>
          <text:p text:style-name="P22">...</text:p>
        </text:list-item>
      </text:list>
      <text:h text:style-name="Heading_20_1" text:outline-level="1">GNSS interface</text:h>
      <text:p text:style-name="P20"><text:span text:style-name="T2">This part of the plug-in will handle the input NMEA stream through the s</text:span>erial or <text:span text:style-name="T2">Bluetooth interface.</text:span> <text:span text:style-name="T2">It is based on the standard </text:span><text:span text:style-name="T3">pyserial</text:span><text:span text:style-name="T2"> and </text:span><text:span text:style-name="T3">bluetooth</text:span><text:span text:style-name="T2"> Python modules.</text:span></text:p>
      <text:p text:style-name="P21">New: <text:span text:style-name="T11">virtual ports or port splitter https://freeserialportsplitter.com/</text:span></text:p>
      <text:h text:style-name="Heading_20_1" text:outline-level="1">Track logging</text:h>
      <text:p text:style-name="P7"><text:span text:style-name="T8">Points</text:span> from <text:span text:style-name="T8">the </text:span>GNSS NMEA stream <text:span text:style-name="T8">are added to the track log if logging is active. The track log is a four dimensional </text:span>QGIS line <text:span text:style-name="T8">layer, the fourth dimension is the time of the vertex (the fourth dimension is the so called M value (Unix time</text:span>) <text:span text:style-name="T10">in GIS)</text:span>. <text:span text:style-name="T8">Tracks are saved to QGIS line layers (shape files, GeoPackage or other QGIS supported format). So tracks are routes can be analyzed later, too.</text:span></text:p>
      <text:h text:style-name="P26" text:outline-level="1">Route planning</text:h>
      <text:p text:style-name="P10">Before planning the user have to draw the polygon of the area of interest on a visible layer in QGIS using QGIS editing functionality. <text:span text:style-name="T8">Considering the GPR width the planner creates a zigzag line parallel to the longest side of the given polygon. The user can change the direction of the zigzag lines. The planned route is saved to the hard disk, too. For grid scanning of an area two route plans have to be created in perpendicular directions.</text:span></text:p>
      <text:h text:style-name="P27" text:outline-level="1">Track-route control</text:h>
      <text:p text:style-name="P9">If the a route and the alarm are on the distance of the active position is calculated from the planned route. Not only the nearest point of the active route to the actual position have to be found, but track length should be also considered. <text:span text:style-name="T10">If the distance from the route is over the limit alarm is sent to the user <text:s/>(beep or visual feed back).</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Gotham Book" svg:font-family="'Gotham Book'"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0" style:display-name="ListLabel 10" style:family="text">
      <style:text-properties style:font-name="Gotham Book" fo:font-family="'Gotham Book'" style:font-family-generic="roman" style:font-pitch="variable"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oltan Siki</meta:initial-creator>
    <meta:creation-date>2019-11-11T12:36:57.465850228</meta:creation-date>
    <dc:date>2019-12-09T11:16:31.864905458</dc:date>
    <dc:creator>Zoltan Siki</dc:creator>
    <meta:editing-duration>PT3H29M52S</meta:editing-duration>
    <meta:editing-cycles>13</meta:editing-cycles>
    <meta:generator>LibreOffice/6.0.7.3$Linux_X86_64 LibreOffice_project/00m0$Build-3</meta:generator>
    <meta:document-statistic meta:table-count="0" meta:image-count="0" meta:object-count="0" meta:page-count="3" meta:paragraph-count="54" meta:word-count="886" meta:character-count="5121" meta:non-whitespace-character-count="4309"/>
  </office:meta>
</office:document-meta>
</file>